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3.503cm" svg:height="6.211cm" svg:x="5.121cm" svg:y="12.442cm">
            <draw:object draw:notify-on-update-of-ranges="Sheet1.B17:Sheet1.E17 Sheet1.B26:Sheet1.E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Raw output in Nanoseconds...</text:p>
          </table:table-cell>
          <table:table-cell table:number-columns-repeated="7"/>
        </table:table-row>
        <table:table-row table:style-name="ro1">
          <table:table-cell office:value-type="string">
            <text:p>TestName</text:p>
          </table:table-cell>
          <table:table-cell office:value-type="string">
            <text:p>IterationNaive</text:p>
          </table:table-cell>
          <table:table-cell office:value-type="string">
            <text:p>IterationOptimized</text:p>
          </table:table-cell>
          <table:table-cell office:value-type="string">
            <text:p>CQEngine</text:p>
          </table:table-cell>
          <table:table-cell office:value-type="string">
            <text:p>CQEngineStatistics</text:p>
          </table:table-cell>
          <table:table-cell table:number-columns-repeated="3"/>
        </table:table-row>
        <table:table-row table:style-name="ro1">
          <table:table-cell office:value-type="string">
            <text:p>HashIndex_CarId</text:p>
          </table:table-cell>
          <table:table-cell office:value-type="float" office:value="3064660">
            <text:p>3064660</text:p>
          </table:table-cell>
          <table:table-cell office:value-type="float" office:value="3049503">
            <text:p>3049503</text:p>
          </table:table-cell>
          <table:table-cell office:value-type="float" office:value="486">
            <text:p>486</text:p>
          </table:table-cell>
          <table:table-cell office:value-type="float" office:value="455">
            <text:p>455</text:p>
          </table:table-cell>
          <table:table-cell table:number-columns-repeated="3"/>
        </table:table-row>
        <table:table-row table:style-name="ro1">
          <table:table-cell office:value-type="string">
            <text:p>HashIndex_ManufacturerFord</text:p>
          </table:table-cell>
          <table:table-cell office:value-type="float" office:value="4164157">
            <text:p>4164157</text:p>
          </table:table-cell>
          <table:table-cell office:value-type="float" office:value="2720769">
            <text:p>2720769</text:p>
          </table:table-cell>
          <table:table-cell office:value-type="float" office:value="795942">
            <text:p>795942</text:p>
          </table:table-cell>
          <table:table-cell office:value-type="float" office:value="442">
            <text:p>442</text:p>
          </table:table-cell>
          <table:table-cell table:number-columns-repeated="3"/>
        </table:table-row>
        <table:table-row table:style-name="ro1">
          <table:table-cell office:value-type="string">
            <text:p>HashIndex_ModelFocus</text:p>
          </table:table-cell>
          <table:table-cell office:value-type="float" office:value="3978468">
            <text:p>3978468</text:p>
          </table:table-cell>
          <table:table-cell office:value-type="float" office:value="3280727">
            <text:p>3280727</text:p>
          </table:table-cell>
          <table:table-cell office:value-type="float" office:value="230361">
            <text:p>230361</text:p>
          </table:table-cell>
          <table:table-cell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string">
            <text:p>NavigableIndex_PriceBetween</text:p>
          </table:table-cell>
          <table:table-cell office:value-type="float" office:value="4101696">
            <text:p>4101696</text:p>
          </table:table-cell>
          <table:table-cell office:value-type="float" office:value="2882251">
            <text:p>2882251</text:p>
          </table:table-cell>
          <table:table-cell office:value-type="float" office:value="676763">
            <text:p>676763</text:p>
          </table:table-cell>
          <table:table-cell office:value-type="float" office:value="686">
            <text:p>686</text:p>
          </table:table-cell>
          <table:table-cell table:number-columns-repeated="3"/>
        </table:table-row>
        <table:table-row table:style-name="ro1">
          <table:table-cell office:value-type="string">
            <text:p>Quantized_HashIndex_CarId</text:p>
          </table:table-cell>
          <table:table-cell office:value-type="float" office:value="2940715">
            <text:p>2940715</text:p>
          </table:table-cell>
          <table:table-cell office:value-type="float" office:value="2853250">
            <text:p>2853250</text:p>
          </table:table-cell>
          <table:table-cell office:value-type="float" office:value="610">
            <text:p>610</text:p>
          </table:table-cell>
          <table:table-cell office:value-type="float" office:value="561">
            <text:p>561</text:p>
          </table:table-cell>
          <table:table-cell table:number-columns-repeated="3"/>
        </table:table-row>
        <table:table-row table:style-name="ro1">
          <table:table-cell office:value-type="string">
            <text:p>Quantized_NavigableIndex_CarId</text:p>
          </table:table-cell>
          <table:table-cell office:value-type="float" office:value="2959376">
            <text:p>2959376</text:p>
          </table:table-cell>
          <table:table-cell office:value-type="float" office:value="2919417">
            <text:p>2919417</text:p>
          </table:table-cell>
          <table:table-cell office:value-type="float" office:value="896">
            <text:p>896</text:p>
          </table:table-cell>
          <table:table-cell office:value-type="float" office:value="769">
            <text:p>769</text:p>
          </table:table-cell>
          <table:table-cell table:number-columns-repeated="3"/>
        </table:table-row>
        <table:table-row table:style-name="ro1">
          <table:table-cell office:value-type="string">
            <text:p>CompoundIndex_ManufacturerToyotaColorBlueDoorsThree</text:p>
          </table:table-cell>
          <table:table-cell office:value-type="float" office:value="3644618">
            <text:p>3644618</text:p>
          </table:table-cell>
          <table:table-cell office:value-type="float" office:value="2921271">
            <text:p>2921271</text:p>
          </table:table-cell>
          <table:table-cell office:value-type="float" office:value="211196">
            <text:p>211196</text:p>
          </table:table-cell>
          <table:table-cell office:value-type="float" office:value="1463">
            <text:p>1463</text:p>
          </table:table-cell>
          <table:table-cell table:number-columns-repeated="3"/>
        </table:table-row>
        <table:table-row table:style-name="ro1">
          <table:table-cell office:value-type="string">
            <text:p>NonOptimalIndexes_ManufacturerToyotaColorBlueDoorsThree</text:p>
          </table:table-cell>
          <table:table-cell office:value-type="float" office:value="3216234">
            <text:p>3216234</text:p>
          </table:table-cell>
          <table:table-cell office:value-type="float" office:value="2791626">
            <text:p>2791626</text:p>
          </table:table-cell>
          <table:table-cell office:value-type="float" office:value="1179856">
            <text:p>1179856</text:p>
          </table:table-cell>
          <table:table-cell office:value-type="float" office:value="1181528">
            <text:p>1181528</text:p>
          </table:table-cell>
          <table:table-cell table:number-columns-repeated="3"/>
        </table:table-row>
        <table:table-row table:style-name="ro1">
          <table:table-cell office:value-type="string">
            <text:p>NoIndexes_ModelFocus</text:p>
          </table:table-cell>
          <table:table-cell office:value-type="float" office:value="3705189">
            <text:p>3705189</text:p>
          </table:table-cell>
          <table:table-cell office:value-type="float" office:value="3048807">
            <text:p>3048807</text:p>
          </table:table-cell>
          <table:table-cell office:value-type="float" office:value="6524906">
            <text:p>6524906</text:p>
          </table:table-cell>
          <table:table-cell office:value-type="float" office:value="6513518">
            <text:p>6513518</text:p>
          </table:table-cell>
          <table:table-cell table:number-columns-repeated="3"/>
        </table:table-row>
        <table:table-row table:style-name="ro1">
          <table:table-cell office:value-type="string">
            <text:p>StandingQueryIndex_ManufacturerToyotaColorBlueDoorsNotFive</text:p>
          </table:table-cell>
          <table:table-cell office:value-type="float" office:value="3560257">
            <text:p>3560257</text:p>
          </table:table-cell>
          <table:table-cell office:value-type="float" office:value="2919126">
            <text:p>2919126</text:p>
          </table:table-cell>
          <table:table-cell office:value-type="float" office:value="208515">
            <text:p>208515</text:p>
          </table:table-cell>
          <table:table-cell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RadixTreeIndex_ModelStartsWithP</text:p>
          </table:table-cell>
          <table:table-cell office:value-type="float" office:value="5228028">
            <text:p>5228028</text:p>
          </table:table-cell>
          <table:table-cell office:value-type="float" office:value="4339767">
            <text:p>4339767</text:p>
          </table:table-cell>
          <table:table-cell office:value-type="float" office:value="358622">
            <text:p>358622</text:p>
          </table:table-cell>
          <table:table-cell office:value-type="float" office:value="1439">
            <text:p>1439</text:p>
          </table:table-cell>
          <table:table-cell table:number-columns-repeated="3"/>
        </table:table-row>
        <table:table-row table:style-name="ro1">
          <table:table-cell office:value-type="string">
            <text:p>SuffixTreeIndex_ModelContainsG</text:p>
          </table:table-cell>
          <table:table-cell office:value-type="float" office:value="6422189">
            <text:p>6422189</text:p>
          </table:table-cell>
          <table:table-cell office:value-type="float" office:value="5586141">
            <text:p>5586141</text:p>
          </table:table-cell>
          <table:table-cell office:value-type="float" office:value="327574">
            <text:p>327574</text:p>
          </table:table-cell>
          <table:table-cell office:value-type="float" office:value="1329">
            <text:p>1329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Converted to Microseconds...</text:p>
          </table:table-cell>
          <table:table-cell table:number-columns-repeated="7"/>
        </table:table-row>
        <table:table-row table:style-name="ro1">
          <table:table-cell office:value-type="string">
            <text:p>TestName</text:p>
          </table:table-cell>
          <table:table-cell office:value-type="string">
            <text:p>Iteration Naive</text:p>
          </table:table-cell>
          <table:table-cell office:value-type="string">
            <text:p>Iteration Optimized</text:p>
          </table:table-cell>
          <table:table-cell office:value-type="string">
            <text:p>CQEngine</text:p>
          </table:table-cell>
          <table:table-cell office:value-type="string">
            <text:p>CQEngine Statistics</text:p>
          </table:table-cell>
          <table:table-cell/>
          <table:table-cell office:value-type="string">
            <text:p>PercentFasterCQEngineVsIterationNaive</text:p>
          </table:table-cell>
          <table:table-cell office:value-type="string">
            <text:p>PercentFasterCQEngineVsIterationOptimized</text:p>
          </table:table-cell>
        </table:table-row>
        <table:table-row table:style-name="ro1">
          <table:table-cell office:value-type="string">
            <text:p>HashIndex_CarId</text:p>
          </table:table-cell>
          <table:table-cell table:formula="of:=[.B3]/1000" office:value-type="float" office:value="3064.66">
            <text:p>3064.66</text:p>
          </table:table-cell>
          <table:table-cell table:formula="of:=[.C3]/1000" office:value-type="float" office:value="3049.503">
            <text:p>3049.503</text:p>
          </table:table-cell>
          <table:table-cell table:formula="of:=[.D3]/1000" office:value-type="float" office:value="0.486">
            <text:p>0.486</text:p>
          </table:table-cell>
          <table:table-cell table:formula="of:=[.E3]/1000" office:value-type="float" office:value="0.455">
            <text:p>0.455</text:p>
          </table:table-cell>
          <table:table-cell/>
          <table:table-cell table:style-name="ce2" table:formula="of:=[.B18]/[.D18] - 1" office:value-type="percentage" office:value="6304.88477366255">
            <text:p>630488.48%</text:p>
          </table:table-cell>
          <table:table-cell table:style-name="ce2" table:formula="of:=[.C18]/[.D18] - 1" office:value-type="percentage" office:value="6273.6975308642">
            <text:p>627369.75%</text:p>
          </table:table-cell>
        </table:table-row>
        <table:table-row table:style-name="ro1">
          <table:table-cell office:value-type="string">
            <text:p>HashIndex_ManufacturerFord</text:p>
          </table:table-cell>
          <table:table-cell table:formula="of:=[.B4]/1000" office:value-type="float" office:value="4164.157">
            <text:p>4164.157</text:p>
          </table:table-cell>
          <table:table-cell table:formula="of:=[.C4]/1000" office:value-type="float" office:value="2720.769">
            <text:p>2720.769</text:p>
          </table:table-cell>
          <table:table-cell table:formula="of:=[.D4]/1000" office:value-type="float" office:value="795.942">
            <text:p>795.942</text:p>
          </table:table-cell>
          <table:table-cell table:formula="of:=[.E4]/1000" office:value-type="float" office:value="0.442">
            <text:p>0.442</text:p>
          </table:table-cell>
          <table:table-cell/>
          <table:table-cell table:style-name="ce2" table:formula="of:=[.B19]/[.D19] - 1" office:value-type="percentage" office:value="4.23173422184029">
            <text:p>423.17%</text:p>
          </table:table-cell>
          <table:table-cell table:style-name="ce2" table:formula="of:=[.C19]/[.D19] - 1" office:value-type="percentage" office:value="2.41830057969048">
            <text:p>241.83%</text:p>
          </table:table-cell>
        </table:table-row>
        <table:table-row table:style-name="ro1">
          <table:table-cell office:value-type="string">
            <text:p>HashIndex_ModelFocus</text:p>
          </table:table-cell>
          <table:table-cell table:formula="of:=[.B5]/1000" office:value-type="float" office:value="3978.468">
            <text:p>3978.468</text:p>
          </table:table-cell>
          <table:table-cell table:formula="of:=[.C5]/1000" office:value-type="float" office:value="3280.727">
            <text:p>3280.727</text:p>
          </table:table-cell>
          <table:table-cell table:formula="of:=[.D5]/1000" office:value-type="float" office:value="230.361">
            <text:p>230.361</text:p>
          </table:table-cell>
          <table:table-cell table:formula="of:=[.E5]/1000" office:value-type="float" office:value="0.685">
            <text:p>0.685</text:p>
          </table:table-cell>
          <table:table-cell/>
          <table:table-cell table:style-name="ce2" table:formula="of:=[.B20]/[.D20] - 1" office:value-type="percentage" office:value="16.2705796554104">
            <text:p>1627.06%</text:p>
          </table:table-cell>
          <table:table-cell table:style-name="ce2" table:formula="of:=[.C20]/[.D20] - 1" office:value-type="percentage" office:value="13.2416771936222">
            <text:p>1324.17%</text:p>
          </table:table-cell>
        </table:table-row>
        <table:table-row table:style-name="ro1">
          <table:table-cell office:value-type="string">
            <text:p>NavigableIndex_PriceBetween</text:p>
          </table:table-cell>
          <table:table-cell table:formula="of:=[.B6]/1000" office:value-type="float" office:value="4101.696">
            <text:p>4101.696</text:p>
          </table:table-cell>
          <table:table-cell table:formula="of:=[.C6]/1000" office:value-type="float" office:value="2882.251">
            <text:p>2882.251</text:p>
          </table:table-cell>
          <table:table-cell table:formula="of:=[.D6]/1000" office:value-type="float" office:value="676.763">
            <text:p>676.763</text:p>
          </table:table-cell>
          <table:table-cell table:formula="of:=[.E6]/1000" office:value-type="float" office:value="0.686">
            <text:p>0.686</text:p>
          </table:table-cell>
          <table:table-cell/>
          <table:table-cell table:style-name="ce2" table:formula="of:=[.B21]/[.D21] - 1" office:value-type="percentage" office:value="5.06075686761835">
            <text:p>506.08%</text:p>
          </table:table-cell>
          <table:table-cell table:style-name="ce2" table:formula="of:=[.C21]/[.D21] - 1" office:value-type="percentage" office:value="3.25887792329072">
            <text:p>325.89%</text:p>
          </table:table-cell>
        </table:table-row>
        <table:table-row table:style-name="ro1">
          <table:table-cell office:value-type="string">
            <text:p>Quantized_HashIndex_CarId</text:p>
          </table:table-cell>
          <table:table-cell table:formula="of:=[.B7]/1000" office:value-type="float" office:value="2940.715">
            <text:p>2940.715</text:p>
          </table:table-cell>
          <table:table-cell table:formula="of:=[.C7]/1000" office:value-type="float" office:value="2853.25">
            <text:p>2853.25</text:p>
          </table:table-cell>
          <table:table-cell table:formula="of:=[.D7]/1000" office:value-type="float" office:value="0.61">
            <text:p>0.61</text:p>
          </table:table-cell>
          <table:table-cell table:formula="of:=[.E7]/1000" office:value-type="float" office:value="0.561">
            <text:p>0.561</text:p>
          </table:table-cell>
          <table:table-cell/>
          <table:table-cell table:style-name="ce2" table:formula="of:=[.B22]/[.D22] - 1" office:value-type="percentage" office:value="4819.84426229508">
            <text:p>481984.43%</text:p>
          </table:table-cell>
          <table:table-cell table:style-name="ce2" table:formula="of:=[.C22]/[.D22] - 1" office:value-type="percentage" office:value="4676.45901639344">
            <text:p>467645.90%</text:p>
          </table:table-cell>
        </table:table-row>
        <table:table-row table:style-name="ro1">
          <table:table-cell office:value-type="string">
            <text:p>Quantized_NavigableIndex_CarId</text:p>
          </table:table-cell>
          <table:table-cell table:formula="of:=[.B8]/1000" office:value-type="float" office:value="2959.376">
            <text:p>2959.376</text:p>
          </table:table-cell>
          <table:table-cell table:formula="of:=[.C8]/1000" office:value-type="float" office:value="2919.417">
            <text:p>2919.417</text:p>
          </table:table-cell>
          <table:table-cell table:formula="of:=[.D8]/1000" office:value-type="float" office:value="0.896">
            <text:p>0.896</text:p>
          </table:table-cell>
          <table:table-cell table:formula="of:=[.E8]/1000" office:value-type="float" office:value="0.769">
            <text:p>0.769</text:p>
          </table:table-cell>
          <table:table-cell/>
          <table:table-cell table:style-name="ce2" table:formula="of:=[.B23]/[.D23] - 1" office:value-type="percentage" office:value="3301.875">
            <text:p>330187.50%</text:p>
          </table:table-cell>
          <table:table-cell table:style-name="ce2" table:formula="of:=[.C23]/[.D23] - 1" office:value-type="percentage" office:value="3257.27790178571">
            <text:p>325727.79%</text:p>
          </table:table-cell>
        </table:table-row>
        <table:table-row table:style-name="ro1">
          <table:table-cell office:value-type="string">
            <text:p>CompoundIndex_ManufacturerToyotaColorBlueDoorsThree</text:p>
          </table:table-cell>
          <table:table-cell table:formula="of:=[.B9]/1000" office:value-type="float" office:value="3644.618">
            <text:p>3644.618</text:p>
          </table:table-cell>
          <table:table-cell table:formula="of:=[.C9]/1000" office:value-type="float" office:value="2921.271">
            <text:p>2921.271</text:p>
          </table:table-cell>
          <table:table-cell table:formula="of:=[.D9]/1000" office:value-type="float" office:value="211.196">
            <text:p>211.196</text:p>
          </table:table-cell>
          <table:table-cell table:formula="of:=[.E9]/1000" office:value-type="float" office:value="1.463">
            <text:p>1.463</text:p>
          </table:table-cell>
          <table:table-cell/>
          <table:table-cell table:style-name="ce2" table:formula="of:=[.B24]/[.D24] - 1" office:value-type="percentage" office:value="16.2570408530465">
            <text:p>1625.70%</text:p>
          </table:table-cell>
          <table:table-cell table:style-name="ce2" table:formula="of:=[.C24]/[.D24] - 1" office:value-type="percentage" office:value="12.8320375385897">
            <text:p>1283.20%</text:p>
          </table:table-cell>
        </table:table-row>
        <table:table-row table:style-name="ro2">
          <table:table-cell office:value-type="string">
            <text:p>NonOptimalIndexes_ManufacturerToyotaColorBlueDoorsThree</text:p>
          </table:table-cell>
          <table:table-cell table:formula="of:=[.B10]/1000" office:value-type="float" office:value="3216.234">
            <text:p>3216.234</text:p>
          </table:table-cell>
          <table:table-cell table:formula="of:=[.C10]/1000" office:value-type="float" office:value="2791.626">
            <text:p>2791.626</text:p>
          </table:table-cell>
          <table:table-cell table:formula="of:=[.D10]/1000" office:value-type="float" office:value="1179.856">
            <text:p>1179.856</text:p>
          </table:table-cell>
          <table:table-cell table:formula="of:=[.E10]/1000" office:value-type="float" office:value="1181.528">
            <text:p>1181.528</text:p>
          </table:table-cell>
          <table:table-cell/>
          <table:table-cell table:style-name="ce2" table:formula="of:=[.B25]/[.D25] - 1" office:value-type="percentage" office:value="1.72595469277607">
            <text:p>172.60%</text:p>
          </table:table-cell>
          <table:table-cell table:style-name="ce2" table:formula="of:=[.C25]/[.D25] - 1" office:value-type="percentage" office:value="1.366073486934">
            <text:p>136.61%</text:p>
          </table:table-cell>
        </table:table-row>
        <table:table-row table:style-name="ro1">
          <table:table-cell office:value-type="string">
            <text:p>NoIndexes_ModelFocus</text:p>
          </table:table-cell>
          <table:table-cell table:formula="of:=[.B11]/1000" office:value-type="float" office:value="3705.189">
            <text:p>3705.189</text:p>
          </table:table-cell>
          <table:table-cell table:formula="of:=[.C11]/1000" office:value-type="float" office:value="3048.807">
            <text:p>3048.807</text:p>
          </table:table-cell>
          <table:table-cell table:formula="of:=[.D11]/1000" office:value-type="float" office:value="6524.906">
            <text:p>6524.906</text:p>
          </table:table-cell>
          <table:table-cell table:formula="of:=[.E11]/1000" office:value-type="float" office:value="6513.518">
            <text:p>6513.518</text:p>
          </table:table-cell>
          <table:table-cell/>
          <table:table-cell table:style-name="ce2" table:formula="of:=[.B26]/[.D26] - 1" office:value-type="percentage" office:value="-0.432146761961015">
            <text:p>-43.21%</text:p>
          </table:table-cell>
          <table:table-cell table:style-name="ce2" table:formula="of:=[.C26]/[.D26] - 1" office:value-type="percentage" office:value="-0.532743153694475">
            <text:p>-53.27%</text:p>
          </table:table-cell>
        </table:table-row>
        <table:table-row table:style-name="ro1">
          <table:table-cell office:value-type="string">
            <text:p>StandingQueryIndex_ManufacturerToyotaColorBlueDoorsNotFive</text:p>
          </table:table-cell>
          <table:table-cell table:formula="of:=[.B12]/1000" office:value-type="float" office:value="3560.257">
            <text:p>3560.257</text:p>
          </table:table-cell>
          <table:table-cell table:formula="of:=[.C12]/1000" office:value-type="float" office:value="2919.126">
            <text:p>2919.126</text:p>
          </table:table-cell>
          <table:table-cell table:formula="of:=[.D12]/1000" office:value-type="float" office:value="208.515">
            <text:p>208.515</text:p>
          </table:table-cell>
          <table:table-cell table:formula="of:=[.E12]/1000" office:value-type="float" office:value="0.148">
            <text:p>0.148</text:p>
          </table:table-cell>
          <table:table-cell/>
          <table:table-cell table:style-name="ce2" table:formula="of:=[.B27]/[.D27] - 1" office:value-type="percentage" office:value="16.0743447713594">
            <text:p>1607.43%</text:p>
          </table:table-cell>
          <table:table-cell table:style-name="ce2" table:formula="of:=[.C27]/[.D27] - 1" office:value-type="percentage" office:value="12.9995971512841">
            <text:p>1299.96%</text:p>
          </table:table-cell>
        </table:table-row>
        <table:table-row table:style-name="ro1">
          <table:table-cell office:value-type="string">
            <text:p>RadixTreeIndex_ModelStartsWithP</text:p>
          </table:table-cell>
          <table:table-cell table:formula="of:=[.B13]/1000" office:value-type="float" office:value="5228.028">
            <text:p>5228.028</text:p>
          </table:table-cell>
          <table:table-cell table:formula="of:=[.C13]/1000" office:value-type="float" office:value="4339.767">
            <text:p>4339.767</text:p>
          </table:table-cell>
          <table:table-cell table:formula="of:=[.D13]/1000" office:value-type="float" office:value="358.622">
            <text:p>358.622</text:p>
          </table:table-cell>
          <table:table-cell table:formula="of:=[.E13]/1000" office:value-type="float" office:value="1.439">
            <text:p>1.439</text:p>
          </table:table-cell>
          <table:table-cell/>
          <table:table-cell table:style-name="ce2" table:formula="of:=[.B28]/[.D28] - 1" office:value-type="percentage" office:value="13.5781017338591">
            <text:p>1357.81%</text:p>
          </table:table-cell>
          <table:table-cell table:style-name="ce2" table:formula="of:=[.C28]/[.D28] - 1" office:value-type="percentage" office:value="11.101229149355">
            <text:p>1110.12%</text:p>
          </table:table-cell>
        </table:table-row>
        <table:table-row table:style-name="ro1">
          <table:table-cell office:value-type="string">
            <text:p>SuffixTreeIndex_ModelContainsG</text:p>
          </table:table-cell>
          <table:table-cell table:formula="of:=[.B14]/1000" office:value-type="float" office:value="6422.189">
            <text:p>6422.189</text:p>
          </table:table-cell>
          <table:table-cell table:formula="of:=[.C14]/1000" office:value-type="float" office:value="5586.141">
            <text:p>5586.141</text:p>
          </table:table-cell>
          <table:table-cell table:formula="of:=[.D14]/1000" office:value-type="float" office:value="327.574">
            <text:p>327.574</text:p>
          </table:table-cell>
          <table:table-cell table:formula="of:=[.E14]/1000" office:value-type="float" office:value="1.329">
            <text:p>1.329</text:p>
          </table:table-cell>
          <table:table-cell/>
          <table:table-cell table:style-name="ce2" table:formula="of:=[.B29]/[.D29] - 1" office:value-type="percentage" office:value="18.6053075030375">
            <text:p>1860.53%</text:p>
          </table:table-cell>
          <table:table-cell table:style-name="ce2" table:formula="of:=[.C29]/[.D29] - 1" office:value-type="percentage" office:value="16.0530658721388">
            <text:p>1605.31%</text:p>
          </table:table-cell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0:20:55</meta:creation-date>
    <dc:date>2012-07-18T00:36:17</dc:date>
    <meta:editing-duration>PT2H46M48S</meta:editing-duration>
    <meta:editing-cycles>19</meta:editing-cycles>
    <meta:generator>LibreOffice/3.5$MacOSX_x86 LibreOffice_project/7122e39-92ed229-498d286-15e43b4-d70da21</meta:generator>
    <meta:document-statistic meta:table-count="3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0pt" style:font-size-asian="13pt" style:font-size-complex="13pt"/>
    </style:style>
    <style:style style:name="ch3" style:family="chart">
      <style:chart-properties chart:auto-position="true"/>
      <style:text-properties fo:font-size="8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0"/>
      <style:text-properties fo:font-size="8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7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04cm" svg:height="6.212cm" xlink:href=".." xlink:type="simple" chart:class="chart:bar" chart:style-name="ch1">
        <chart:title svg:x="4.848cm" svg:y="0.26cm" chart:style-name="ch2">
          <text:p>Retrieve Model "Focus"</text:p>
        </chart:title>
        <chart:subtitle svg:x="5.991cm" svg:y="0.989cm" chart:style-name="ch3">
          <text:p>No indexes</text:p>
        </chart:subtitle>
        <chart:plot-area chart:style-name="ch4" table:cell-range-address="Sheet1.B17:Sheet1.E17 Sheet1.B26:Sheet1.E26" chart:data-source-has-labels="row" svg:x="0.72cm" svg:y="1.726cm" svg:width="12.244cm" svg:height="3.453cm">
          <chartooo:coordinate-region svg:x="3.474cm" svg:y="1.726cm" svg:width="9.171cm" svg:height="2.885cm"/>
          <chart:axis chart:dimension="x" chart:name="primary-x" chart:style-name="ch5" chartooo:axis-type="auto">
            <chartooo:date-scale/>
            <chart:categories table:cell-range-address="Sheet1.B17:Sheet1.E17"/>
          </chart:axis>
          <chart:axis chart:dimension="y" chart:name="primary-y" chart:style-name="ch6">
            <chart:title svg:x="4.83cm" svg:y="5.303cm" chart:style-name="ch7">
              <text:p>Retrieval Time in Microseconds</text:p>
            </chart:title>
            <chart:grid chart:style-name="ch8" chart:class="major"/>
          </chart:axis>
          <chart:series chart:style-name="ch9" chart:values-cell-range-address="Sheet1.B26:Sheet1.E26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 Naive</text:p>
                <draw:g>
                  <svg:desc>Sheet1.B17:Sheet1.E17</svg:desc>
                </draw:g>
              </table:table-cell>
              <table:table-cell office:value-type="string">
                <text:p>Iteration Optimized</text:p>
              </table:table-cell>
              <table:table-cell office:value-type="string">
                <text:p>CQEngine</text:p>
              </table:table-cell>
              <table:table-cell office:value-type="string">
                <text:p>CQEngine Statistics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3705.189">
                <text:p>3705.189</text:p>
                <draw:g>
                  <svg:desc>Sheet1.B26:Sheet1.E26</svg:desc>
                </draw:g>
              </table:table-cell>
              <table:table-cell office:value-type="float" office:value="3048.807">
                <text:p>3048.807</text:p>
              </table:table-cell>
              <table:table-cell office:value-type="float" office:value="6524.906">
                <text:p>6524.906</text:p>
              </table:table-cell>
              <table:table-cell office:value-type="float" office:value="6513.518">
                <text:p>6513.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